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language="da" fo:country="DK" fo:font-weight="bold" style:font-weight-asian="bold" style:font-weight-complex="bold"/>
    </style:style>
    <style:style style:name="P2" style:family="paragraph" style:parent-style-name="Standard">
      <style:paragraph-properties fo:text-align="start" style:justify-single-word="false"/>
      <style:text-properties style:font-name="arial" fo:language="da" fo:country="DK" fo:font-weight="bold" style:font-weight-asian="bold" style:font-weight-complex="bold"/>
    </style:style>
    <style:style style:name="P3" style:family="paragraph" style:parent-style-name="Standard">
      <style:paragraph-properties fo:text-align="start" style:justify-single-word="false"/>
      <style:text-properties style:font-name="arial" fo:language="da" fo:country="DK" fo:font-weight="normal" style:font-weight-asian="normal" style:font-weight-complex="normal"/>
    </style:style>
    <style:style style:name="P4" style:family="paragraph" style:parent-style-name="Standard">
      <style:paragraph-properties fo:text-align="center" style:justify-single-word="false"/>
      <style:text-properties style:font-name="arial" fo:language="da" fo:country="DK" fo:font-weight="normal" style:font-weight-asian="normal" style:font-weight-complex="normal"/>
    </style:style>
    <style:style style:name="P5" style:family="paragraph" style:parent-style-name="Standard">
      <style:paragraph-properties fo:text-align="start" style:justify-single-word="false"/>
      <style:text-properties style:font-name="arial" fo:language="da" fo:country="DK" fo:font-weight="normal" style:font-weight-asian="normal" style:font-weight-complex="normal"/>
    </style:style>
    <style:style style:name="P6" style:family="paragraph" style:parent-style-name="Standard" style:list-style-name="L1">
      <style:paragraph-properties fo:text-align="start" style:justify-single-word="false"/>
      <style:text-properties style:font-name="arial" fo:language="da" fo:country="DK" fo:font-weight="normal" style:font-weight-asian="normal" style:font-weight-complex="normal"/>
    </style:style>
    <style:style style:name="P7" style:family="paragraph" style:parent-style-name="Standard" style:list-style-name="L2">
      <style:paragraph-properties fo:text-align="start" style:justify-single-word="false"/>
      <style:text-properties style:font-name="arial" fo:language="da" fo:country="DK" fo:font-weight="normal" style:font-weight-asian="normal" style:font-weight-complex="normal"/>
    </style:style>
    <style:style style:name="T1" style:family="text">
      <style:text-properties officeooo:rsid="000b1d7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tningslinjer for søknad om støtte fra fordelingsutva<text:span text:style-name="T1">l</text:span>get</text:p>
      <text:p text:style-name="P4"/>
      <text:p text:style-name="P2">1. Krav til søknader</text:p>
      <text:p text:style-name="P3"/>
      <text:p text:style-name="P3">Fordelingsutva<text:span text:style-name="T1">l</text:span>get opererer med tre typer søknader: driftstøtte, prosjektstøtte og likviditetstøtte</text:p>
      <text:p text:style-name="P3"/>
      <text:p text:style-name="P3">For at en søknad skal kunne godkjennes må den inneholde:</text:p>
      <text:list xml:id="list7338964050539857122" text:style-name="L1">
        <text:list-item>
          <text:list>
            <text:list-item>
              <text:p text:style-name="P6">Søknadstype (Driftstøtte/Prosjektstøtte)</text:p>
            </text:list-item>
            <text:list-item>
              <text:p text:style-name="P6">Vedlagt budsjett for prosjekt/semester</text:p>
            </text:list-item>
            <text:list-item>
              <text:p text:style-name="P6">Søknadsdato</text:p>
            </text:list-item>
            <text:list-item>
              <text:p text:style-name="P6">Kontonummer for utbetaling (NB! Dette kan ikke være en privatkonto)</text:p>
            </text:list-item>
            <text:list-item>
              <text:p text:style-name="P6">Kontaktperson</text:p>
            </text:list-item>
            <text:list-item>
              <text:p text:style-name="P6">Samlet søknadsbeløp</text:p>
            </text:list-item>
          </text:list>
        </text:list-item>
      </text:list>
      <text:p text:style-name="P3"/>
      <text:p text:style-name="P3">Alle beløp som søkes om må festes til konkrete punkter i budsjettet og i søknaden. Arrangement og prosjekter må beskrives (også i søknad om driftstøtte). </text:p>
      <text:p text:style-name="P3"/>
      <text:p text:style-name="P2">2. Driftstøtte</text:p>
      <text:p text:style-name="P2"/>
      <text:p text:style-name="P3">Søknader om driftstøtte er søknader til arrangement og drift delt over et semester eller annen gitt periode. Søknaden skal ikke inkludere midler som går utenom foreningens vanlige drift. Ved større arrangement eller innkjøp foretrekkes det at dette skilles ut i en egen søknad om prosjektstøtte, spesielt dersom dette er noe som ikke avholdes/kjøpes inn hvert semester.</text:p>
      <text:p text:style-name="P3"/>
      <text:p text:style-name="P3">Søkander om driftstøtte krever vedlagt budsjett og regnskap fra foregånde periode/semester.</text:p>
      <text:p text:style-name="P2"/>
      <text:p text:style-name="P2">3. Prosjektstøtte</text:p>
      <text:p text:style-name="P2"/>
      <text:p text:style-name="P3">Søknader om prosjektstøtte er søknader til enkeltstående arrangement eller prosjekter. </text:p>
      <text:p text:style-name="P3"/>
      <text:p text:style-name="P3">Søknaden krever beskrivelse av arrangement eller prosjekt. Søkes det om midler etter at prosjektet er ferdig skal søknaden inneholder regnskap i tillegg til budsjettet.</text:p>
      <text:p text:style-name="P3"/>
      <text:p text:style-name="P2">4. Likviditetstøtte</text:p>
      <text:p text:style-name="P2"/>
      <text:p text:style-name="P3">Alle foreninger kan søke om et økonomisk buffer for å bli mer økonomisk fleksible. Søknader om buffer kan være på opp til 5000kr. </text:p>
      <text:p text:style-name="P3"/>
      <text:p text:style-name="P3">Formålet med bufferet er ikke å være en støtte til driften, men et lån som er ment for at mindre foreninger skal ha bedre likviditet.</text:p>
      <text:p text:style-name="P3"/>
      <text:p text:style-name="P3">Hver forening kan søke om buffer kun én gang og bufferet skal betales tilbake til Fordelingsutva<text:span text:style-name="T1">l</text:span>get hvis foreningen oppløses.</text:p>
      <text:p text:style-name="P3"/>
      <text:p text:style-name="P2">4. Rapportering</text:p>
      <text:p text:style-name="P3"/>
      <text:p text:style-name="P3">I etterkant av endt prosjekt for prosjektstøtte eller semester for driftstøtte plikter foreningen å sende inn regnskap og rapport for prosjekt/semester.</text:p>
      <text:p text:style-name="P3"><text:soft-page-break/></text:p>
      <text:p text:style-name="P2">5. Tilbakebetaling</text:p>
      <text:p text:style-name="P3"/>
      <text:p text:style-name="P3">Alle midler som ikke brukes opp til gitte formål må betales tilbake til Fordelingsutva<text:span text:style-name="T1">l</text:span>get etter endt arrangement/semester.</text:p>
      <text:p text:style-name="P3"/>
      <text:p text:style-name="P3">Ved ønske kan det søkes om omfordeling av midler i etterkant.</text:p>
      <text:p text:style-name="P3"/>
      <text:p text:style-name="P2">6. Mislighold</text:p>
      <text:p text:style-name="P2"/>
      <text:p text:style-name="P3">Fordelingsutva<text:span text:style-name="T1">l</text:span>get kan kreve hele eller deler av tildelt beløp dersom:</text:p>
      <text:list xml:id="list240877700977251104" text:style-name="L2">
        <text:list-item>
          <text:p text:style-name="P7">Det er uoverenstemmelse mellom opplysningene gitt <text:span text:style-name="T1">i</text:span> søknaden og reelle forhold</text:p>
        </text:list-item>
        <text:list-item>
          <text:p text:style-name="P7">Midler er brukt i strid med villkårene for tildelingen</text:p>
        </text:list-item>
        <text:list-item>
          <text:p text:style-name="P7">Søker nekter fordelingsutva<text:span text:style-name="T1">l</text:span>get å gjennomføre regnskapskontroll</text:p>
        </text:list-item>
        <text:list-item>
          <text:p text:style-name="P7">Foreningen ikke oversender dokumentasjon som fordelingsutva<text:span text:style-name="T1">l</text:span>get har krav på (<text:span text:style-name="T1">JMF.</text:span> pkt 4 Rapportering)</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hias Johansen</meta:initial-creator>
    <meta:creation-date>2014-04-07T13:55:23</meta:creation-date>
    <dc:date>2014-05-07T14:07:08.027000000</dc:date>
    <meta:editing-duration>PT50M7S</meta:editing-duration>
    <meta:editing-cycles>41</meta:editing-cycles>
    <meta:generator>LibreOffice/4.1.3.2$Windows_x86 LibreOffice_project/70feb7d99726f064edab4605a8ab840c50ec57a</meta:generator>
    <meta:document-statistic meta:table-count="0" meta:image-count="0" meta:object-count="0" meta:page-count="2" meta:paragraph-count="32" meta:word-count="364" meta:character-count="2493" meta:non-whitespace-character-count="2168"/>
  </office:meta>
</office:document-meta>
</file>